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style:min-row-height="1.34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fo:keep-together="auto"/>
    </style:style>
    <style:style style:name="Table1.B24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4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5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3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4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2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3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4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5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36" style:family="paragraph" style:parent-style-name="Standard">
      <style:text-properties fo:font-size="18pt" officeooo:paragraph-rsid="000f5821" style:font-size-asian="18pt" style:font-size-complex="18pt"/>
    </style:style>
    <style:style style:name="P37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38" style:family="paragraph" style:parent-style-name="Footer">
      <style:text-properties style:font-name="Nirmala UI" officeooo:paragraph-rsid="0020e4b5" style:font-name-complex="Nirmala UI2"/>
    </style:style>
    <style:style style:name="P39" style:family="paragraph" style:parent-style-name="Footer">
      <style:text-properties style:font-name="Nirmala UI" officeooo:paragraph-rsid="002f4fe4" style:font-name-complex="Nirmala UI2"/>
    </style:style>
    <style:style style:name="P4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2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15pt" fo:font-weight="normal" officeooo:rsid="003d24a7" officeooo:paragraph-rsid="003d24a7" style:font-size-asian="15pt" style:font-weight-asian="normal" style:font-name-complex="Nirmala UI2" style:font-size-complex="15pt" style:font-weight-complex="normal"/>
    </style:style>
    <style:style style:name="P45" style:family="paragraph" style:parent-style-name="Table_20_Contents">
      <style:text-properties style:font-name="Nirmala UI" fo:font-size="14pt" fo:font-weight="normal" officeooo:rsid="003d24a7" officeooo:paragraph-rsid="003d24a7" style:font-size-asian="14pt" style:font-weight-asian="normal" style:font-name-complex="Nirmala UI2" style:font-size-complex="14pt" style:font-weight-complex="normal"/>
    </style:style>
    <style:style style:name="P46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47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59ca2"/>
    </style:style>
    <style:style style:name="P48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917cb"/>
    </style:style>
    <style:style style:name="P49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a4547"/>
    </style:style>
    <style:style style:name="P50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f5acb"/>
    </style:style>
    <style:style style:name="P51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fo:font-size="14pt" officeooo:paragraph-rsid="003d24a7" style:font-size-asian="14pt" style:font-size-complex="14pt"/>
    </style:style>
    <style:style style:name="P52" style:family="paragraph" style:parent-style-name="Table_20_Contents">
      <style:text-properties fo:font-size="14pt" officeooo:paragraph-rsid="003d24a7" style:font-size-asian="14pt" style:font-size-complex="14pt"/>
    </style:style>
    <style:style style:name="P53" style:family="paragraph" style:parent-style-name="Table_20_Contents">
      <style:text-properties fo:font-size="14pt" officeooo:rsid="003ed653" officeooo:paragraph-rsid="003ed653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3ed653" officeooo:paragraph-rsid="003ed653" style:font-size-asian="14pt" style:font-size-complex="14pt"/>
    </style:style>
    <style:style style:name="P55" style:family="paragraph" style:parent-style-name="Table_20_Contents">
      <style:text-properties officeooo:paragraph-rsid="003bf51b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officeooo:paragraph-rsid="003d24a7"/>
    </style:style>
    <style:style style:name="P57" style:family="paragraph" style:parent-style-name="Table_20_Contents">
      <style:paragraph-properties fo:text-align="center" style:justify-single-word="false"/>
      <style:text-properties fo:font-size="15pt" officeooo:rsid="003d24a7" officeooo:paragraph-rsid="003d24a7" style:font-size-asian="15pt" style:font-size-complex="15pt"/>
    </style:style>
    <style:style style:name="P58" style:family="paragraph" style:parent-style-name="Footer">
      <style:text-properties fo:font-size="13pt" officeooo:paragraph-rsid="002f1684" style:font-size-asian="13pt"/>
    </style:style>
    <style:style style:name="P5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0" style:family="paragraph">
      <loext:graphic-properties draw:fill="solid" draw:fill-color="#cccc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8pt" fo:font-weight="normal" officeooo:rsid="00374645" style:font-size-asian="18pt" style:font-weight-asian="normal" style:font-name-complex="Nirmala UI2" style:font-size-complex="18pt" style:font-weight-complex="normal"/>
    </style:style>
    <style:style style:name="T11" style:family="text">
      <style:text-properties style:font-name="Nirmala UI" fo:font-size="18pt" fo:font-weight="normal" officeooo:rsid="003bf51b" style:font-size-asian="18pt" style:font-weight-asian="normal" style:font-name-complex="Nirmala UI2" style:font-size-complex="18pt" style:font-weight-complex="normal"/>
    </style:style>
    <style:style style:name="T12" style:family="text">
      <style:text-properties style:font-name="Nirmala UI" fo:font-size="16pt" style:font-size-asian="16pt" style:font-name-complex="Nirmala UI2" style:font-size-complex="18pt"/>
    </style:style>
    <style:style style:name="T13" style:family="text">
      <style:text-properties style:font-name="Nirmala UI" fo:font-weight="normal" officeooo:rsid="003d24a7" style:font-weight-asian="normal" style:font-name-complex="Nirmala UI2" style:font-weight-complex="normal"/>
    </style:style>
    <style:style style:name="T14" style:family="text">
      <style:text-properties style:font-name="Nirmala UI" fo:font-weight="normal" style:font-weight-asian="normal" style:font-name-complex="Nirmala UI2" style:font-size-complex="13pt" style:font-weight-complex="normal"/>
    </style:style>
    <style:style style:name="T15" style:family="text">
      <style:text-properties style:font-name="Nirmala UI" fo:font-weight="normal" officeooo:rsid="0020e4b5" style:font-weight-asian="normal" style:font-name-complex="Nirmala UI2" style:font-size-complex="13pt" style:font-weight-complex="normal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fo:letter-spacing="normal" fo:font-weight="normal" style:font-weight-asian="normal" style:font-name-complex="inherit" style:font-size-complex="13pt" style:language-complex="hi" style:country-complex="IN" style:font-style-complex="normal" style:font-weight-complex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7" style:family="text">
      <style:text-properties fo:font-variant="normal" fo:text-transform="none" fo:color="#212121" style:font-name="inherit" fo:letter-spacing="normal" fo:language="hi" fo:country="IN" fo:font-style="normal" fo:font-weight="normal" style:font-weight-asian="normal" style:font-size-complex="13pt" style:font-weight-complex="normal"/>
    </style:style>
    <style:style style:name="T28" style:family="text">
      <style:text-properties fo:font-variant="normal" fo:text-transform="none" fo:color="#212121" style:font-name="inherit" fo:letter-spacing="normal" fo:language="hi" fo:country="IN" fo:font-style="normal" fo:font-weight="normal" officeooo:rsid="0023d49c" style:font-weight-asian="normal" style:font-size-complex="13pt" style:font-weight-complex="normal"/>
    </style:style>
    <style:style style:name="T29" style:family="text">
      <style:text-properties fo:font-variant="normal" fo:text-transform="none" fo:color="#222222" fo:font-size="20pt" fo:letter-spacing="normal" style:font-size-asian="20pt" style:font-size-complex="20pt"/>
    </style:style>
    <style:style style:name="T30" style:family="text">
      <style:text-properties fo:font-size="11pt" fo:font-weight="bold" officeooo:rsid="002f4fe4" style:font-size-asian="11pt" style:font-weight-asian="bold" style:font-weight-complex="bold"/>
    </style:style>
    <style:style style:name="T31" style:family="text">
      <style:text-properties style:font-name="Nirmala UI1" fo:font-size="14pt" style:font-size-asian="14pt" style:font-name-complex="Nirmala UI1" style:font-size-complex="14pt"/>
    </style:style>
    <style:style style:name="T32" style:family="text">
      <style:text-properties style:font-name="Nirmala UI1" fo:font-size="14pt" officeooo:rsid="0032c4bb" style:font-size-asian="14pt" style:font-name-complex="Nirmala UI1" style:font-size-complex="14pt"/>
    </style:style>
    <style:style style:name="T33" style:family="text">
      <style:text-properties style:font-name="Nirmala UI1" fo:font-size="14pt" officeooo:rsid="00359ca2" style:font-size-asian="14pt" style:font-name-complex="Nirmala UI1" style:font-size-complex="14pt"/>
    </style:style>
    <style:style style:name="T34" style:family="text">
      <style:text-properties style:font-name="Nirmala UI1" fo:font-size="14pt" officeooo:rsid="003a4547" style:font-size-asian="14pt" style:font-name-complex="Nirmala UI1" style:font-size-complex="14pt"/>
    </style:style>
    <style:style style:name="T35" style:family="text">
      <style:text-properties style:font-name="Nirmala UI1" fo:font-size="14pt" officeooo:rsid="003d24a7" style:font-size-asian="14pt" style:font-name-complex="Nirmala UI1" style:font-size-complex="14pt"/>
    </style:style>
    <style:style style:name="T36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37" style:family="text">
      <style:text-properties style:font-name="Nirmala UI1" style:font-name-complex="Nirmala UI1"/>
    </style:style>
    <style:style style:name="T38" style:family="text">
      <style:text-properties style:font-name="Nirmala UI1" officeooo:rsid="003d24a7" style:font-name-complex="Nirmala UI1"/>
    </style:style>
    <style:style style:name="T39" style:family="text">
      <style:text-properties officeooo:rsid="002facb9"/>
    </style:style>
    <style:style style:name="T40" style:family="text">
      <style:text-properties officeooo:rsid="00374645"/>
    </style:style>
    <style:style style:name="T41" style:family="text">
      <style:text-properties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1cm" svg:stroke-color="#000000" draw:fill="solid" draw:fill-color="#cccccc" fo:min-height="3.41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<text:s text:c="2"/></text:p>
          </table:table-cell>
          <table:table-cell table:style-name="Table1.B1" office:value-type="string">
            <text:p text:style-name="P21">सूचना</text:p>
          </table:table-cell>
          <table:table-cell table:style-name="Table1.C1" office:value-type="string">
            <text:p text:style-name="P19"/>
          </table:table-cell>
          <table:table-cell table:style-name="Table1.D1" office:value-type="string">
            <text:p text:style-name="P21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7">2</text:span>6</text:p>
          </table:table-cell>
          <table:table-cell table:style-name="Table1.D2" office:value-type="string">
            <text:p text:style-name="Table_20_Contents"><text:span text:style-name="T12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7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7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7">2</text:span>9</text:p>
          </table:table-cell>
          <table:table-cell table:style-name="Table1.D3" office:value-type="string">
            <text:p text:style-name="Table_20_Contents"><text:span text:style-name="T12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18">6</text:p>
          </table:table-cell>
          <table:table-cell table:style-name="Table1.B3" office:value-type="string">
            <text:p text:style-name="P9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36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text:span text:style-name="T40">8</text:span></text:p>
          </table:table-cell>
          <table:table-cell table:style-name="Table1.B3" office:value-type="string">
            <text:p text:style-name="P55"><text:span text:style-name="T11">एअरफोन्स </text:span><text:span text:style-name="T10">- 20 </text:span><text:span text:style-name="T29">₹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11" office:value-type="string">
            <text:p text:style-name="P20"/>
          </table:table-cell>
          <table:table-cell table:style-name="Table1.B11" office:value-type="string">
            <text:p text:style-name="P21">डिनर</text:p>
          </table:table-cell>
          <table:table-cell table:style-name="Table1.C11" office:value-type="string">
            <text:p text:style-name="P19"/>
          </table:table-cell>
          <table:table-cell table:style-name="Table1.D11" office:value-type="string">
            <text:p text:style-name="P27"><text:span text:style-name="T6">नाश्ता</text:span><text:span text:style-name="T8">-चाय</text:span></text:p>
          </table:table-cell>
        </table:table-row>
        <table:table-row table:style-name="Table1.12">
          <table:table-cell table:style-name="Table1.A12" office:value-type="string">
            <text:p text:style-name="P16">11</text:p>
          </table:table-cell>
          <table:table-cell table:style-name="Table1.B12" office:value-type="string">
            <text:p text:style-name="P13"><text:s/>डिनर <text:s/>7 बजे</text:p>
          </table:table-cell>
          <table:table-cell table:style-name="Table1.C2" office:value-type="string">
            <text:p text:style-name="P15">31</text:p>
          </table:table-cell>
          <table:table-cell table:style-name="Table1.D12" office:value-type="string">
            <text:p text:style-name="P13"><text:s/>3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6">12</text:p>
          </table:table-cell>
          <table:table-cell table:style-name="Table1.B3" office:value-type="string">
            <text:p text:style-name="P13"><text:s/>डिनर <text:s/>7.30 बजे</text:p>
          </table:table-cell>
          <table:table-cell table:style-name="Table1.C3" office:value-type="string">
            <text:p text:style-name="P15">32</text:p>
          </table:table-cell>
          <table:table-cell table:style-name="Table1.D3" office:value-type="string">
            <text:p text:style-name="P13"><text:s/>1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6">13</text:p>
          </table:table-cell>
          <table:table-cell table:style-name="Table1.B3" office:value-type="string">
            <text:p text:style-name="P13"><text:s/>डिनर <text:s/>8 बजे</text:p>
          </table:table-cell>
          <table:table-cell table:style-name="Table1.C3" office:value-type="string">
            <text:p text:style-name="P15">33</text:p>
          </table:table-cell>
          <table:table-cell table:style-name="Table1.D3" office:value-type="string">
            <text:p text:style-name="P13"><text:s/>1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6">14</text:p>
          </table:table-cell>
          <table:table-cell table:style-name="Table1.B3" office:value-type="string">
            <text:p text:style-name="P13"><text:s/>डिनर <text:s/>8.30 बजे</text:p>
          </table:table-cell>
          <table:table-cell table:style-name="Table1.C3" office:value-type="string">
            <text:p text:style-name="P15">34</text:p>
          </table:table-cell>
          <table:table-cell table:style-name="Table1.D3" office:value-type="string">
            <text:p text:style-name="P13"><text:s/>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6">15</text:p>
          </table:table-cell>
          <table:table-cell table:style-name="Table1.B3" office:value-type="string">
            <text:p text:style-name="P13"><text:s/>डिनर <text:s/>9 बजे</text:p>
          </table:table-cell>
          <table:table-cell table:style-name="Table1.C3" office:value-type="string">
            <text:p text:style-name="P15">35</text:p>
          </table:table-cell>
          <table:table-cell table:style-name="Table1.D3" office:value-type="string">
            <text:p text:style-name="P13"><text:s/>नाश्ते के लिए रुकते समय</text:p>
          </table:table-cell>
        </table:table-row>
        <table:table-row table:style-name="Table1.13">
          <table:table-cell table:style-name="Table1.A3" office:value-type="string">
            <text:p text:style-name="P16">16</text:p>
          </table:table-cell>
          <table:table-cell table:style-name="Table1.B3" office:value-type="string">
            <text:p text:style-name="P13"><text:s/>डिनर <text:s/>9.30 बजे</text:p>
          </table:table-cell>
          <table:table-cell table:style-name="Table1.C3" office:value-type="string">
            <text:p text:style-name="P12"><draw:frame text:anchor-type="paragraph" draw:z-index="0" draw:name="Shape1" draw:style-name="gr1" draw:text-style-name="P60" svg:width="8.997cm" svg:height="3.414cm" svg:x="0.314cm" svg:y="0.501cm"><draw:text-box><text:p text:style-name="P59"><text:span text:style-name="T41">अनाउंसमेंट ना चले </text:span><text:span text:style-name="T41">, </text:span><text:span text:style-name="T41">तो </text:span><text:span text:style-name="T41">BUSFLIX <text:s/></text:span><text:span text:style-name="T41">बॉक्स बंद</text:span><text:span text:style-name="T41">-</text:span><text:span text:style-name="T41">चालू करे </text:span></text:p></draw:text-box></draw:frame></text:p>
          </table:table-cell>
          <table:table-cell table:style-name="Table1.D3" office:value-type="string" table:protected="true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6">17</text:p>
          </table:table-cell>
          <table:table-cell table:style-name="Table1.B3" office:value-type="string">
            <text:p text:style-name="P13"><text:s/>डिनर <text:s/>10 बजे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57"><text:span text:style-name="T8"><text:s/></text:span></text:p>
          </table:table-cell>
        </table:table-row>
        <table:table-row table:style-name="Table1.13">
          <table:table-cell table:style-name="Table1.A3" office:value-type="string">
            <text:p text:style-name="P16">18</text:p>
          </table:table-cell>
          <table:table-cell table:style-name="Table1.B3" office:value-type="string">
            <text:p text:style-name="P13"><text:s/>डिनर <text:s/>10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6">19</text:p>
          </table:table-cell>
          <table:table-cell table:style-name="Table1.B3" office:value-type="string">
            <text:p text:style-name="P13"><text:s/>डिनर <text:s/>11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6">20</text:p>
          </table:table-cell>
          <table:table-cell table:style-name="Table1.B3" office:value-type="string">
            <text:p text:style-name="P13"><text:s/>डिनर 11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6">21</text:p>
          </table:table-cell>
          <table:table-cell table:style-name="Table1.B3" office:value-type="string">
            <text:p text:style-name="P13"><text:s/>डिनर <text:s/>12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6">22</text:p>
          </table:table-cell>
          <table:table-cell table:style-name="Table1.B3" office:value-type="string">
            <text:p text:style-name="P13"><text:s/>डिनर <text:s/>12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6">23</text:p>
          </table:table-cell>
          <table:table-cell table:style-name="Table1.B24" office:value-type="string">
            <text:p text:style-name="P13"><text:s/>डिनर <text:s/>1 बजे</text:p>
          </table:table-cell>
          <table:table-cell table:style-name="Table1.C24" office:value-type="string">
            <text:p text:style-name="P12"/>
          </table:table-cell>
          <table:table-cell table:style-name="Table1.D24" office:value-type="string">
            <text:p text:style-name="P12"/>
          </table:table-cell>
        </table:table-row>
        <table:table-row table:style-name="Table1.25">
          <table:table-cell table:style-name="Table1.A3" office:value-type="string">
            <text:p text:style-name="P16">24</text:p>
          </table:table-cell>
          <table:table-cell table:style-name="Table1.B3" office:value-type="string">
            <text:p text:style-name="P13"><text:s/>डिनर <text:s/>के लिए रुकते समय</text:p>
            <text:p text:style-name="P13"/>
            <text:p text:style-name="P13"/>
            <text:p text:style-name="P13"/>
          </table:table-cell>
          <table:table-cell table:style-name="Table1.C3" office:value-type="string">
            <text:p text:style-name="P12"/>
            <text:p text:style-name="P12"/>
          </table:table-cell>
          <table:table-cell table:style-name="Table1.D3" office:value-type="string">
            <text:p text:style-name="P12"/>
          </table:table-cell>
        </table:table-row>
      </table:table>
      <text:p text:style-name="Text_20_body"/>
      <text:p text:style-name="P37">How to use – </text:p>
      <text:p text:style-name="P38">1. Press the correct number <text:tab/>and immediately press “Enter”(Green) key on the keypad.</text:p>
      <text:p text:style-name="P38">2. To Stop the playing announcement press “Backspace”(Red) key. </text:p>
      <text:p text:style-name="P38"><text:tab/><text:tab/></text:p>
      <text:p text:style-name="P39"><text:tab/><text:tab/><text:span text:style-name="T30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/>
          </table:table-cell>
          <table:table-cell table:style-name="Table2.B1" office:value-type="string">
            <text:p text:style-name="P28"><text:span text:style-name="Default_20_Paragraph_20_Font"><text:span text:style-name="T36">पुणे - चंद्रपुर </text:span></text:span></text:p>
          </table:table-cell>
          <table:table-cell table:style-name="Table2.C1" office:value-type="string">
            <text:p text:style-name="P31"/>
          </table:table-cell>
          <table:table-cell table:style-name="Table2.D1" office:value-type="string">
            <text:p text:style-name="P28"><text:span text:style-name="Default_20_Paragraph_20_Font"><text:span text:style-name="T36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2">41</text:p>
          </table:table-cell>
          <table:table-cell table:style-name="Table2.B2" office:value-type="string">
            <text:p text:style-name="P48"><text:span text:style-name="Default_20_Paragraph_20_Font"><text:span text:style-name="T31">औरंगाबाद</text:span></text:span></text:p>
          </table:table-cell>
          <table:table-cell table:style-name="Table2.C2" office:value-type="string">
            <text:p text:style-name="P33">71</text:p>
          </table:table-cell>
          <table:table-cell table:style-name="Table2.D2" office:value-type="string">
            <text:p text:style-name="P35"><text:span text:style-name="Default_20_Paragraph_20_Font"><text:span text:style-name="T31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2">42</text:p>
          </table:table-cell>
          <table:table-cell table:style-name="Table2.B3" office:value-type="string">
            <text:p text:style-name="P35"><text:span text:style-name="Default_20_Paragraph_20_Font"><text:span text:style-name="T31"><text:s/>जालना</text:span></text:span></text:p>
          </table:table-cell>
          <table:table-cell table:style-name="Table2.C3" office:value-type="string">
            <text:p text:style-name="P33">72</text:p>
          </table:table-cell>
          <table:table-cell table:style-name="Table2.D3" office:value-type="string">
            <text:p text:style-name="P35"><text:span text:style-name="Default_20_Paragraph_20_Font"><text:span text:style-name="T31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2">43</text:p>
          </table:table-cell>
          <table:table-cell table:style-name="Table2.B3" office:value-type="string">
            <text:p text:style-name="P35"><text:span text:style-name="Default_20_Paragraph_20_Font"><text:span text:style-name="T31"><text:s/>मेहकर</text:span></text:span></text:p>
          </table:table-cell>
          <table:table-cell table:style-name="Table2.C3" office:value-type="string">
            <text:p text:style-name="P33">73</text:p>
          </table:table-cell>
          <table:table-cell table:style-name="Table2.D3" office:value-type="string">
            <text:p text:style-name="P35"><text:span text:style-name="Default_20_Paragraph_20_Font"><text:span text:style-name="T31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2">44</text:p>
          </table:table-cell>
          <table:table-cell table:style-name="Table2.B3" office:value-type="string">
            <text:p text:style-name="P35"><text:span text:style-name="Default_20_Paragraph_20_Font"><text:span text:style-name="T31"><text:s/>कारंजा लाड</text:span></text:span></text:p>
          </table:table-cell>
          <table:table-cell table:style-name="Table2.C3" office:value-type="string">
            <text:p text:style-name="P33">74</text:p>
          </table:table-cell>
          <table:table-cell table:style-name="Table2.D3" office:value-type="string">
            <text:p text:style-name="P35"><text:span text:style-name="Default_20_Paragraph_20_Font"><text:span text:style-name="T31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2">45</text:p>
          </table:table-cell>
          <table:table-cell table:style-name="Table2.B3" office:value-type="string">
            <text:p text:style-name="P47"><text:span text:style-name="Default_20_Paragraph_20_Font"><text:span text:style-name="T31"><text:s/></text:span></text:span><text:span text:style-name="Default_20_Paragraph_20_Font"><text:span text:style-name="T33">दारवा</text:span></text:span></text:p>
          </table:table-cell>
          <table:table-cell table:style-name="Table2.C3" office:value-type="string">
            <text:p text:style-name="P33">75</text:p>
          </table:table-cell>
          <table:table-cell table:style-name="Table2.D3" office:value-type="string">
            <text:p text:style-name="P35"><text:span text:style-name="Default_20_Paragraph_20_Font"><text:span text:style-name="T31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2">46</text:p>
          </table:table-cell>
          <table:table-cell table:style-name="Table2.B3" office:value-type="string">
            <text:p text:style-name="P49"><text:span text:style-name="Default_20_Paragraph_20_Font"><text:span text:style-name="T34"><text:s/>एकवीरा स्क्वायर </text:span></text:span></text:p>
          </table:table-cell>
          <table:table-cell table:style-name="Table2.C3" office:value-type="string">
            <text:p text:style-name="P33">76</text:p>
          </table:table-cell>
          <table:table-cell table:style-name="Table2.D3" office:value-type="string">
            <text:p text:style-name="P35"><text:span text:style-name="Default_20_Paragraph_20_Font"><text:span text:style-name="T31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2">47</text:p>
          </table:table-cell>
          <table:table-cell table:style-name="Table2.B3" office:value-type="string">
            <text:p text:style-name="P49"><text:span text:style-name="Default_20_Paragraph_20_Font"><text:span text:style-name="T34"><text:s/>दर्डा नगर </text:span></text:span></text:p>
          </table:table-cell>
          <table:table-cell table:style-name="Table2.C3" office:value-type="string">
            <text:p text:style-name="P33">77</text:p>
          </table:table-cell>
          <table:table-cell table:style-name="Table2.D3" office:value-type="string">
            <text:p text:style-name="P35"><text:span text:style-name="Default_20_Paragraph_20_Font"><text:span text:style-name="T31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2">48</text:p>
          </table:table-cell>
          <table:table-cell table:style-name="Table2.B3" office:value-type="string">
            <text:p text:style-name="P49"><text:span text:style-name="Default_20_Paragraph_20_Font"><text:span text:style-name="T31"><text:s/>यवतमाल</text:span></text:span></text:p>
          </table:table-cell>
          <table:table-cell table:style-name="Table2.C3" office:value-type="string">
            <text:p text:style-name="P33">78</text:p>
          </table:table-cell>
          <table:table-cell table:style-name="Table2.D3" office:value-type="string">
            <text:p text:style-name="P35"><text:span text:style-name="Default_20_Paragraph_20_Font"><text:span text:style-name="T31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2">49</text:p>
          </table:table-cell>
          <table:table-cell table:style-name="Table2.B3" office:value-type="string">
            <text:p text:style-name="P49"><text:span text:style-name="Default_20_Paragraph_20_Font"><text:span text:style-name="T31"><text:s/>यवतमाल </text:span></text:span><text:span text:style-name="Default_20_Paragraph_20_Font"><text:span text:style-name="T34">+ लास्ट स्टॉप </text:span></text:span></text:p>
          </table:table-cell>
          <table:table-cell table:style-name="Table2.C3" office:value-type="string">
            <text:p text:style-name="P33">79</text:p>
          </table:table-cell>
          <table:table-cell table:style-name="Table2.D3" office:value-type="string">
            <text:p text:style-name="P35"><text:span text:style-name="Default_20_Paragraph_20_Font"><text:span text:style-name="T31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2">50</text:p>
          </table:table-cell>
          <table:table-cell table:style-name="Table2.B3" office:value-type="string">
            <text:p text:style-name="P49"><text:span text:style-name="Default_20_Paragraph_20_Font"><text:span text:style-name="T31"><text:s/>उमरी</text:span></text:span></text:p>
          </table:table-cell>
          <table:table-cell table:style-name="Table2.C3" office:value-type="string">
            <text:p text:style-name="P33">80</text:p>
          </table:table-cell>
          <table:table-cell table:style-name="Table2.D3" office:value-type="string">
            <text:p text:style-name="P35"><text:span text:style-name="Default_20_Paragraph_20_Font"><text:span text:style-name="T31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2">51</text:p>
          </table:table-cell>
          <table:table-cell table:style-name="Table2.B3" office:value-type="string">
            <text:p text:style-name="P49"><text:span text:style-name="Default_20_Paragraph_20_Font"><text:span text:style-name="T31"><text:s/>वणी</text:span></text:span></text:p>
          </table:table-cell>
          <table:table-cell table:style-name="Table2.C3" office:value-type="string">
            <text:p text:style-name="P33">81</text:p>
          </table:table-cell>
          <table:table-cell table:style-name="Table2.D3" office:value-type="string">
            <text:p text:style-name="P35"><text:span text:style-name="Default_20_Paragraph_20_Font"><text:span text:style-name="T31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2">52</text:p>
          </table:table-cell>
          <table:table-cell table:style-name="Table2.B3" office:value-type="string">
            <text:p text:style-name="P49"><text:span text:style-name="Default_20_Paragraph_20_Font"><text:span text:style-name="T31"><text:s/>वरोरा</text:span></text:span></text:p>
          </table:table-cell>
          <table:table-cell table:style-name="Table2.C3" office:value-type="string">
            <text:p text:style-name="P33">82</text:p>
          </table:table-cell>
          <table:table-cell table:style-name="Table2.D3" office:value-type="string">
            <text:p text:style-name="P35"><text:span text:style-name="Default_20_Paragraph_20_Font"><text:span text:style-name="T31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2">53</text:p>
          </table:table-cell>
          <table:table-cell table:style-name="Table2.B3" office:value-type="string">
            <text:p text:style-name="P49"><text:span text:style-name="Default_20_Paragraph_20_Font"><text:span text:style-name="T31"><text:s/>भद्रावती</text:span></text:span></text:p>
          </table:table-cell>
          <table:table-cell table:style-name="Table2.C3" office:value-type="string">
            <text:p text:style-name="P33">83</text:p>
          </table:table-cell>
          <table:table-cell table:style-name="Table2.D3" office:value-type="string">
            <text:p text:style-name="P35"><text:span text:style-name="Default_20_Paragraph_20_Font"><text:span text:style-name="T31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2">54</text:p>
          </table:table-cell>
          <table:table-cell table:style-name="Table2.B3" office:value-type="string">
            <text:p text:style-name="P49"><text:span text:style-name="Default_20_Paragraph_20_Font"><text:span text:style-name="T31"><text:s/>ऊर्जाग्राम</text:span></text:span></text:p>
          </table:table-cell>
          <table:table-cell table:style-name="Table2.C3" office:value-type="string">
            <text:p text:style-name="P33">84</text:p>
          </table:table-cell>
          <table:table-cell table:style-name="Table2.D3" office:value-type="string">
            <text:p text:style-name="P35"><text:span text:style-name="Default_20_Paragraph_20_Font"><text:span text:style-name="T31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2">55</text:p>
          </table:table-cell>
          <table:table-cell table:style-name="Table2.B3" office:value-type="string">
            <text:p text:style-name="P49"><text:span text:style-name="Default_20_Paragraph_20_Font"><text:span text:style-name="T31"><text:s/>टड़ली</text:span></text:span></text:p>
          </table:table-cell>
          <table:table-cell table:style-name="Table2.C3" office:value-type="string">
            <text:p text:style-name="P33">85</text:p>
          </table:table-cell>
          <table:table-cell table:style-name="Table2.D3" office:value-type="string">
            <text:p text:style-name="P35"><text:span text:style-name="Default_20_Paragraph_20_Font"><text:span text:style-name="T31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2">56</text:p>
          </table:table-cell>
          <table:table-cell table:style-name="Table2.B3" office:value-type="string">
            <text:p text:style-name="P49"><text:span text:style-name="Default_20_Paragraph_20_Font"><text:span text:style-name="T31"><text:s/>पड़ोली</text:span></text:span></text:p>
          </table:table-cell>
          <table:table-cell table:style-name="Table2.C3" office:value-type="string">
            <text:p text:style-name="P33">86</text:p>
          </table:table-cell>
          <table:table-cell table:style-name="Table2.D3" office:value-type="string">
            <text:p text:style-name="P35"><text:span text:style-name="Default_20_Paragraph_20_Font"><text:span text:style-name="T31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2">57</text:p>
          </table:table-cell>
          <table:table-cell table:style-name="Table2.B3" office:value-type="string">
            <text:p text:style-name="P50"><text:span text:style-name="Default_20_Paragraph_20_Font"><text:span text:style-name="T31"><text:s/>कुंदन प्लाजा</text:span></text:span></text:p>
          </table:table-cell>
          <table:table-cell table:style-name="Table2.C3" office:value-type="string">
            <text:p text:style-name="P33">87</text:p>
          </table:table-cell>
          <table:table-cell table:style-name="Table2.D3" office:value-type="string">
            <text:p text:style-name="P34"/>
          </table:table-cell>
        </table:table-row>
        <table:table-row table:style-name="Table2.19">
          <table:table-cell table:style-name="Table2.A3" office:value-type="string">
            <text:p text:style-name="P23">58</text:p>
          </table:table-cell>
          <table:table-cell table:style-name="Table2.B3" office:value-type="string">
            <text:p text:style-name="P50"><text:span text:style-name="Default_20_Paragraph_20_Font"><text:span text:style-name="T31"><text:s/>वडगाव फाटा</text:span></text:span></text:p>
          </table:table-cell>
          <table:table-cell table:style-name="Table2.C3" office:value-type="string">
            <text:p text:style-name="P25"/>
          </table:table-cell>
          <table:table-cell table:style-name="Table2.D3" office:value-type="string">
            <text:p text:style-name="P44"><text:span text:style-name="T18">लेट</text:span></text:p>
          </table:table-cell>
        </table:table-row>
        <table:table-row table:style-name="Table2.20">
          <table:table-cell table:style-name="Table2.A3" office:value-type="string">
            <text:p text:style-name="P26">59</text:p>
          </table:table-cell>
          <table:table-cell table:style-name="Table2.B3" office:value-type="string">
            <text:p text:style-name="P50"><text:span text:style-name="Default_20_Paragraph_20_Font"><text:span text:style-name="T31">जनता कॉलेज </text:span></text:span></text:p>
          </table:table-cell>
          <table:table-cell table:style-name="Table2.C3" office:value-type="string">
            <text:p text:style-name="P25">89</text:p>
          </table:table-cell>
          <table:table-cell table:style-name="Table2.D3" office:value-type="string">
            <text:p text:style-name="P45">तीस मिनट लेट </text:p>
          </table:table-cell>
        </table:table-row>
        <table:table-row table:style-name="Table2.21">
          <table:table-cell table:style-name="Table2.A21" office:value-type="string">
            <text:p text:style-name="P23"><text:span text:style-name="T39">60</text:span> </text:p>
          </table:table-cell>
          <table:table-cell table:style-name="Table2.B21" office:value-type="string">
            <text:p text:style-name="P50"><text:span text:style-name="Default_20_Paragraph_20_Font"><text:span text:style-name="T31"><text:s/>वरोरा नाका</text:span></text:span></text:p>
          </table:table-cell>
          <table:table-cell table:style-name="Table2.C21" office:value-type="string">
            <text:p text:style-name="P25">90</text:p>
          </table:table-cell>
          <table:table-cell table:style-name="Table2.D21" office:value-type="string">
            <text:p text:style-name="P45">एक घंटा लेट</text:p>
          </table:table-cell>
        </table:table-row>
        <table:table-row table:style-name="Table2.22">
          <table:table-cell table:style-name="Table2.A21" office:value-type="string">
            <text:p text:style-name="P22">61</text:p>
          </table:table-cell>
          <table:table-cell table:style-name="Table2.B21" office:value-type="string">
            <text:p text:style-name="P50"><text:span text:style-name="Default_20_Paragraph_20_Font"><text:span text:style-name="T31"><text:s/>एडेलब टॉकीज+सिद्धार्त हॉटेल</text:span></text:span><text:span text:style-name="Default_20_Paragraph_20_Font"><text:span text:style-name="T32">+</text:span></text:span><text:span text:style-name="Default_20_Paragraph_20_Font"><text:span text:style-name="T31">लास्ट स्टॉप</text:span></text:span></text:p>
          </table:table-cell>
          <table:table-cell table:style-name="Table2.C21" office:value-type="string">
            <text:p text:style-name="P24">91</text:p>
          </table:table-cell>
          <table:table-cell table:style-name="Table2.D21" office:value-type="string">
            <text:p text:style-name="P45">एक घंटा तीस मिनट लेट</text:p>
          </table:table-cell>
        </table:table-row>
        <table:table-row table:style-name="Table2.23">
          <table:table-cell table:style-name="Table2.A21" office:value-type="string">
            <text:p text:style-name="P22">62</text:p>
          </table:table-cell>
          <table:table-cell table:style-name="Table2.B21" office:value-type="string">
            <text:p text:style-name="P49"><text:span text:style-name="Default_20_Paragraph_20_Font"><text:span text:style-name="T31"><text:s/></text:span></text:span></text:p>
          </table:table-cell>
          <table:table-cell table:style-name="Table2.C21" office:value-type="string">
            <text:p text:style-name="P24">92</text:p>
          </table:table-cell>
          <table:table-cell table:style-name="Table2.D21" office:value-type="string">
            <text:p text:style-name="P52"><text:s/><text:span text:style-name="T13">दो घंटा लेट</text:span></text:p>
          </table:table-cell>
        </table:table-row>
        <table:table-row table:style-name="Table2.24">
          <table:table-cell table:style-name="Table2.A21" office:value-type="string">
            <text:p text:style-name="P22">63</text:p>
          </table:table-cell>
          <table:table-cell table:style-name="Table2.B21" office:value-type="string">
            <text:p text:style-name="P35"><text:span text:style-name="Default_20_Paragraph_20_Font"><text:span text:style-name="T31"><text:s text:c="2"/></text:span></text:span></text:p>
          </table:table-cell>
          <table:table-cell table:style-name="Table2.C21" office:value-type="string">
            <text:p text:style-name="P24">93</text:p>
          </table:table-cell>
          <table:table-cell table:style-name="Table2.D21" office:value-type="string">
            <text:p text:style-name="P45">दो घंटा तीस मिनट लेट</text:p>
          </table:table-cell>
        </table:table-row>
        <table:table-row table:style-name="Table2.25">
          <table:table-cell table:style-name="Table2.A21" office:value-type="string">
            <text:p text:style-name="P22">64</text:p>
          </table:table-cell>
          <table:table-cell table:style-name="Table2.B21" office:value-type="string">
            <text:p text:style-name="P35"><text:span text:style-name="Default_20_Paragraph_20_Font"><text:span text:style-name="T31"><text:s/></text:span></text:span></text:p>
          </table:table-cell>
          <table:table-cell table:style-name="Table2.C21" office:value-type="string">
            <text:p text:style-name="P24">94</text:p>
          </table:table-cell>
          <table:table-cell table:style-name="Table2.D21" office:value-type="string">
            <text:p text:style-name="P45">तीन घंटा लेट</text:p>
          </table:table-cell>
        </table:table-row>
        <table:table-row table:style-name="Table2.26">
          <table:table-cell table:style-name="Table2.A21" office:value-type="string">
            <text:p text:style-name="P22">65</text:p>
          </table:table-cell>
          <table:table-cell table:style-name="Table2.B21" office:value-type="string">
            <text:p text:style-name="P56"><text:span text:style-name="Default_20_Paragraph_20_Font"><text:span text:style-name="T31"><text:s/></text:span></text:span><text:span text:style-name="Default_20_Paragraph_20_Font"><text:span text:style-name="T35">वेलकम टू भद्रावती</text:span></text:span></text:p>
          </table:table-cell>
          <table:table-cell table:style-name="Table2.C21" office:value-type="string">
            <text:p text:style-name="P24"/>
          </table:table-cell>
          <table:table-cell table:style-name="Table2.D21" office:value-type="string">
            <text:p text:style-name="P54"><text:span text:style-name="T18">कारन</text:span> </text:p>
          </table:table-cell>
        </table:table-row>
        <table:table-row table:style-name="Table2.27">
          <table:table-cell table:style-name="Table2.A21" office:value-type="string">
            <text:p text:style-name="P22">66</text:p>
          </table:table-cell>
          <table:table-cell table:style-name="Table2.B21" office:value-type="string">
            <text:p text:style-name="P56"><text:span text:style-name="Default_20_Paragraph_20_Font"><text:span text:style-name="T31"><text:s/></text:span></text:span><text:span text:style-name="Default_20_Paragraph_20_Font"><text:span text:style-name="T35">वेलकम टू वरोरा</text:span></text:span></text:p>
          </table:table-cell>
          <table:table-cell table:style-name="Table2.C21" office:value-type="string">
            <text:p text:style-name="P24">96</text:p>
          </table:table-cell>
          <table:table-cell table:style-name="Table2.D21" office:value-type="string">
            <text:p text:style-name="P53">बारिश </text:p>
          </table:table-cell>
        </table:table-row>
        <table:table-row table:style-name="Table2.28">
          <table:table-cell table:style-name="Table2.A21" office:value-type="string">
            <text:p text:style-name="P22">67</text:p>
          </table:table-cell>
          <table:table-cell table:style-name="Table2.B21" office:value-type="string">
            <text:p text:style-name="P51"><text:span text:style-name="Default_20_Paragraph_20_Font"><text:span text:style-name="T38">वेलकम टू <text:s/>वणी</text:span></text:span></text:p>
          </table:table-cell>
          <table:table-cell table:style-name="Table2.C21" office:value-type="string">
            <text:p text:style-name="P24">97</text:p>
          </table:table-cell>
          <table:table-cell table:style-name="Table2.D21" office:value-type="string">
            <text:p text:style-name="P53">बस प्रॉब्लम</text:p>
          </table:table-cell>
        </table:table-row>
        <table:table-row table:style-name="Table2.29">
          <table:table-cell table:style-name="Table2.A21" office:value-type="string">
            <text:p text:style-name="P22">68</text:p>
          </table:table-cell>
          <table:table-cell table:style-name="Table2.B21" office:value-type="string">
            <text:p text:style-name="P51"><text:span text:style-name="Default_20_Paragraph_20_Font"><text:span text:style-name="T38">वेलकम टू </text:span></text:span><text:span text:style-name="Default_20_Paragraph_20_Font"><text:span text:style-name="T37">उमरी</text:span></text:span></text:p>
          </table:table-cell>
          <table:table-cell table:style-name="Table2.C21" office:value-type="string">
            <text:p text:style-name="P24">98</text:p>
          </table:table-cell>
          <table:table-cell table:style-name="Table2.D21" office:value-type="string">
            <text:p text:style-name="P53">टायर पंक्चर</text:p>
          </table:table-cell>
        </table:table-row>
        <table:table-row table:style-name="Table2.30">
          <table:table-cell table:style-name="Table2.A21" office:value-type="string">
            <text:p text:style-name="P22">69</text:p>
          </table:table-cell>
          <table:table-cell table:style-name="Table2.B21" office:value-type="string">
            <text:p text:style-name="P51"><text:span text:style-name="Default_20_Paragraph_20_Font"><text:span text:style-name="T38">वेलकम टू </text:span></text:span><text:span text:style-name="Default_20_Paragraph_20_Font"><text:span text:style-name="T37">यवतमाल</text:span></text:span></text:p>
          </table:table-cell>
          <table:table-cell table:style-name="Table2.C21" office:value-type="string">
            <text:p text:style-name="P24">99</text:p>
          </table:table-cell>
          <table:table-cell table:style-name="Table2.D21" office:value-type="string">
            <text:p text:style-name="P53">ट्रैफिक जैम</text:p>
          </table:table-cell>
        </table:table-row>
        <table:table-row table:style-name="Table2.31">
          <table:table-cell table:style-name="Table2.A21" office:value-type="string">
            <text:p text:style-name="P22">70</text:p>
          </table:table-cell>
          <table:table-cell table:style-name="Table2.B21" office:value-type="string">
            <text:p text:style-name="P30"/>
          </table:table-cell>
          <table:table-cell table:style-name="Table2.C21" office:value-type="string">
            <text:p text:style-name="P24">100</text:p>
          </table:table-cell>
          <table:table-cell table:style-name="Table2.D21" office:value-type="string">
            <text:p text:style-name="P29"/>
          </table:table-cell>
        </table:table-row>
      </table:table>
      <text:p text:style-name="P41"><text:span text:style-name="T20">इस्तेमाल </text:span><text:span text:style-name="T18"><text:s/>– </text:span></text:p>
      <text:p text:style-name="P40"><text:span text:style-name="T5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5"> </text:span><text:span text:style-name="T26">बटन</text:span><text:span text:style-name="T22"> दबाएं।</text:span></text:p>
      <text:p text:style-name="P58"><text:span text:style-name="T14">2. </text:span><text:span text:style-name="T15">अन्नोउंसमेंट </text:span><text:span text:style-name="T24"><text:s/>को रोकने के लिए लाल</text:span><text:span text:style-name="T27"> </text:span><text:span text:style-name="T28">बटन</text:span><text:span text:style-name="T24"> दबाएं 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X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7</meta:editing-cycles>
    <meta:creation-date>2017-04-06T11:20:00</meta:creation-date>
    <dc:date>2017-08-05T17:03:49.682293151</dc:date>
    <meta:editing-duration>P2DT9H33M59S</meta:editing-duration>
    <meta:generator>LibreOffice/5.1.6.2$Linux_X86_64 LibreOffice_project/10m0$Build-2</meta:generator>
    <meta:document-statistic meta:table-count="2" meta:image-count="0" meta:object-count="0" meta:page-count="2" meta:paragraph-count="197" meta:word-count="373" meta:character-count="1360" meta:non-whitespace-character-count="1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